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/>
    </style:style>
    <style:style style:name="P2" style:parent-style-name="Normal" style:family="paragraph">
      <style:text-properties style:font-name="Times New Roman" style:font-name-complex="Times New Roman"/>
    </style:style>
    <style:style style:name="P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4" style:parent-style-name="Normal" style:family="paragraph">
      <style:text-properties style:font-name="Times New Roman" style:font-name-complex="Times New Roman"/>
    </style:style>
    <style:style style:name="P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6" style:parent-style-name="Normal" style:family="paragraph">
      <style:text-properties style:font-name="Times New Roman" style:font-name-complex="Times New Roman"/>
    </style:style>
    <style:style style:name="P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8" style:parent-style-name="Normal" style:family="paragraph">
      <style:text-properties style:font-name="Times New Roman" style:font-name-complex="Times New Roman"/>
    </style:style>
    <style:style style:name="P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0" style:parent-style-name="Normal" style:family="paragraph">
      <style:text-properties style:font-name="Times New Roman" style:font-name-complex="Times New Roman"/>
    </style:style>
    <style:style style:name="P1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2" style:parent-style-name="Normal" style:family="paragraph">
      <style:text-properties style:font-name="Times New Roman" style:font-name-complex="Times New Roman"/>
    </style:style>
    <style:style style:name="P1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4" style:parent-style-name="Normal" style:family="paragraph">
      <style:text-properties style:font-name="Times New Roman" style:font-name-complex="Times New Roman"/>
    </style:style>
    <style:style style:name="P1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6" style:parent-style-name="Normal" style:family="paragraph">
      <style:text-properties style:font-name="Times New Roman" style:font-name-complex="Times New Roman"/>
    </style:style>
    <style:style style:name="P1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8" style:parent-style-name="Normal" style:family="paragraph">
      <style:text-properties style:font-name="Times New Roman" style:font-name-complex="Times New Roman"/>
    </style:style>
    <style:style style:name="P1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20" style:parent-style-name="Fuentedepárrafopredeter." style:family="text">
      <style:text-properties style:font-name="Times New Roman" style:font-name-complex="Times New Roman"/>
    </style:style>
  </office:automatic-styles>
  <office:body>
    <office:text text:use-soft-page-breaks="true">
      <text:p text:style-name="P1">1.Registrar la entrada y salida de mercancías en un almacén.<text:s text:c="4"/></text:p>
      <text:p text:style-name="P2">ERP</text:p>
      <text:p text:style-name="P3">2.Guardar el historial de compras de un cliente.</text:p>
      <text:p text:style-name="P4">CRM</text:p>
      <text:p text:style-name="P5">3.Preparar las nóminas de los empleados.</text:p>
      <text:p text:style-name="P6">ERP</text:p>
      <text:p text:style-name="P7">4.Atender una queja de un cliente por un producto defectuoso.</text:p>
      <text:p text:style-name="P8">CRM</text:p>
      <text:p text:style-name="P9">5.Hacer un presupuesto para un cliente potencial.</text:p>
      <text:p text:style-name="P10">CRM</text:p>
      <text:p text:style-name="P11">6.Controlar el stock de materias primas para producción.</text:p>
      <text:p text:style-name="P12">ERP</text:p>
      <text:p text:style-name="P13">7.Analizar qué productos se venden más en una tienda online.</text:p>
      <text:p text:style-name="P14">BI</text:p>
      <text:p text:style-name="P15">8.Gestionar la periodicidad y condiciones de entrega con un proveedor de materias primas.</text:p>
      <text:p text:style-name="P16">SRM</text:p>
      <text:p text:style-name="P17">9.Detectar qué región del país concentra la mayor parte de las ventas.</text:p>
      <text:p text:style-name="P18">BI</text:p>
      <text:p text:style-name="P19">10.Coordinar con un proveedor la entrega diaria de productos frescos.</text:p>
      <text:p text:style-name="Normal"><text:span text:style-name="T20">SR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09-25T08:39:00Z</meta:creation-date>
    <dc:date>2025-09-25T08:48:00Z</dc:date>
    <meta:template xlink:href="Normal.dotm" xlink:type="simple"/>
    <meta:editing-cycles>3</meta:editing-cycles>
    <meta:editing-duration>PT540S</meta:editing-duration>
    <meta:document-statistic meta:page-count="1" meta:paragraph-count="1" meta:word-count="100" meta:character-count="653" meta:row-count="4" meta:non-whitespace-character-count="554"/>
  </office:meta>
</office:document-meta>
</file>